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846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8791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0007L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ktronix MSO2024B, version v1.56, serial number C0407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 Definition: L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Time</text:p>
          </table:table-cell>
          <table:table-cell office:value-type="string" calcext:value-type="string">
            <text:p><text:s/>Identifier (Hex)</text:p>
          </table:table-cell>
          <table:table-cell office:value-type="string" calcext:value-type="string">
            <text:p><text:s/>Parity (Hex)</text:p>
          </table:table-cell>
          <table:table-cell office:value-type="string" calcext:value-type="string">
            <text:p><text:s/>Data (Hex)</text:p>
          </table:table-cell>
          <table:table-cell office:value-type="string" calcext:value-type="string">
            <text:p><text:s/>Checksum (Hex)</text:p>
          </table:table-cell>
          <table:table-cell office:value-type="string" calcext:value-type="string">
            <text:p><text:s/>Errors</text:p>
          </table:table-cell>
        </table:table-row>
        <table:table-row table:style-name="ro1">
          <table:table-cell office:value-type="float" office:value="-1.95584" calcext:value-type="float">
            <text:p>-1.9558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-1.904" calcext:value-type="float">
            <text:p>-1.904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F 06 B2 00 17 46 00 1F </text:p>
          </table:table-cell>
          <table:table-cell office:value-type="string" calcext:value-type="string">
            <text:p><text:s/>4B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.85216" calcext:value-type="float">
            <text:p>-1.85216</text:p>
          </table:table-cell>
          <table:table-cell office:value-type="string" calcext:value-type="string">
            <text:p><text:s/>3D 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-1.79824" calcext:value-type="float">
            <text:p>-1.798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6 AB AA FA 00 B1 E0 0F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.7464" calcext:value-type="float">
            <text:p>-1.746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1 1B AF 28 00 01 F0 0F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.69456" calcext:value-type="float">
            <text:p>-1.6945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 90 18 FF FF FF FF FF </text:p>
          </table:table-cell>
          <table:table-cell office:value-type="string" calcext:value-type="string">
            <text:p><text:s/>ED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.64272" calcext:value-type="float">
            <text:p>-1.64272</text:p>
          </table:table-cell>
          <table:table-cell office:value-type="string" calcext:value-type="string">
            <text:p><text:s/>Wakeup</text:p>
          </table:table-cell>
          <table:table-cell office:value-type="string" calcext:value-type="string">
            <text:p><text:s/>Checksum ErrorParity Error</text:p>
          </table:table-cell>
          <table:table-cell table:number-columns-repeated="3"/>
        </table:table-row>
        <table:table-row table:style-name="ro1">
          <table:table-cell office:value-type="float" office:value="-1.622816" calcext:value-type="float">
            <text:p>-1.622816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F 06 B2 23 17 46 40 0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.571008" calcext:value-type="float">
            <text:p>-1.571008</text:p>
          </table:table-cell>
          <table:table-cell office:value-type="string" calcext:value-type="string">
            <text:p><text:s/>3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1 06 F2 02 04 0C 00 00 </text:p>
          </table:table-cell>
          <table:table-cell office:value-type="string" calcext:value-type="string">
            <text:p><text:s/>F3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.519168" calcext:value-type="float">
            <text:p>-1.51916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-1.467328" calcext:value-type="float">
            <text:p>-1.467328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F 06 B2 00 17 46 00 1F </text:p>
          </table:table-cell>
          <table:table-cell office:value-type="string" calcext:value-type="string">
            <text:p><text:s/>4B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.41552" calcext:value-type="float">
            <text:p>-1.41552</text:p>
          </table:table-cell>
          <table:table-cell office:value-type="string" calcext:value-type="string">
            <text:p><text:s/>3D 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-1.361728" calcext:value-type="float">
            <text:p>-1.3617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6 AB AA FA 00 B1 E0 0F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.309888" calcext:value-type="float">
            <text:p>-1.30988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1 1B AF 28 00 01 F0 0F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.257984" calcext:value-type="float">
            <text:p>-1.25798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 90 18 FF FF FF FF FF </text:p>
          </table:table-cell>
          <table:table-cell office:value-type="string" calcext:value-type="string">
            <text:p><text:s/>ED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.206144" calcext:value-type="float">
            <text:p>-1.206144</text:p>
          </table:table-cell>
          <table:table-cell office:value-type="string" calcext:value-type="string">
            <text:p><text:s/>Wakeup</text:p>
          </table:table-cell>
          <table:table-cell office:value-type="string" calcext:value-type="string">
            <text:p><text:s/>Checksum ErrorParity Error</text:p>
          </table:table-cell>
          <table:table-cell table:number-columns-repeated="3"/>
        </table:table-row>
        <table:table-row table:style-name="ro1">
          <table:table-cell office:value-type="float" office:value="-1.18624" calcext:value-type="float">
            <text:p>-1.18624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1 06 B8 40 03 01 00 FF </text:p>
          </table:table-cell>
          <table:table-cell office:value-type="string" calcext:value-type="string">
            <text:p><text:s/>FB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.134432" calcext:value-type="float">
            <text:p>-1.134432</text:p>
          </table:table-cell>
          <table:table-cell office:value-type="string" calcext:value-type="string">
            <text:p><text:s/>3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1 06 F8 01 02 00 FF 05 </text:p>
          </table:table-cell>
          <table:table-cell office:value-type="string" calcext:value-type="string">
            <text:p><text:s/>F7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.082624" calcext:value-type="float">
            <text:p>-1.08262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-1.030784" calcext:value-type="float">
            <text:p>-1.030784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F 06 B2 00 17 46 00 1F </text:p>
          </table:table-cell>
          <table:table-cell office:value-type="string" calcext:value-type="string">
            <text:p><text:s/>4B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978944" calcext:value-type="float">
            <text:p>-0.978944</text:p>
          </table:table-cell>
          <table:table-cell office:value-type="string" calcext:value-type="string">
            <text:p><text:s/>3D 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-0.925152" calcext:value-type="float">
            <text:p>-0.92515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6 AB AA FA 00 B1 E0 0F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873184" calcext:value-type="float">
            <text:p>-0.87318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1 1B AF 28 00 01 F0 0F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821376" calcext:value-type="float">
            <text:p>-0.82137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 90 18 FF FF FF FF FF </text:p>
          </table:table-cell>
          <table:table-cell office:value-type="string" calcext:value-type="string">
            <text:p><text:s/>ED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769536" calcext:value-type="float">
            <text:p>-0.769536</text:p>
          </table:table-cell>
          <table:table-cell office:value-type="string" calcext:value-type="string">
            <text:p><text:s/>Wakeup</text:p>
          </table:table-cell>
          <table:table-cell office:value-type="string" calcext:value-type="string">
            <text:p><text:s/>Checksum ErrorParity Error</text:p>
          </table:table-cell>
          <table:table-cell table:number-columns-repeated="3"/>
        </table:table-row>
        <table:table-row table:style-name="ro1">
          <table:table-cell office:value-type="float" office:value="-0.749632" calcext:value-type="float">
            <text:p>-0.749632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F 06 B2 00 17 46 40 03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697792" calcext:value-type="float">
            <text:p>-0.697792</text:p>
          </table:table-cell>
          <table:table-cell office:value-type="string" calcext:value-type="string">
            <text:p><text:s/>3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1 06 F2 17 46 40 03 02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645952" calcext:value-type="float">
            <text:p>-0.64595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-0.594144" calcext:value-type="float">
            <text:p>-0.594144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F 06 B2 00 17 46 00 1F </text:p>
          </table:table-cell>
          <table:table-cell office:value-type="string" calcext:value-type="string">
            <text:p><text:s/>4B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542304" calcext:value-type="float">
            <text:p>-0.542304</text:p>
          </table:table-cell>
          <table:table-cell office:value-type="string" calcext:value-type="string">
            <text:p><text:s/>3D 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-0.488512" calcext:value-type="float">
            <text:p>-0.4885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6 AB AA FA 00 B1 E0 0F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436672" calcext:value-type="float">
            <text:p>-0.43667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1 1B AF 28 00 01 F0 0F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384864" calcext:value-type="float">
            <text:p>-0.38486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 90 18 FF FF FF FF FF </text:p>
          </table:table-cell>
          <table:table-cell office:value-type="string" calcext:value-type="string">
            <text:p><text:s/>ED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333024" calcext:value-type="float">
            <text:p>-0.333024</text:p>
          </table:table-cell>
          <table:table-cell office:value-type="string" calcext:value-type="string">
            <text:p><text:s/>Wakeup</text:p>
          </table:table-cell>
          <table:table-cell office:value-type="string" calcext:value-type="string">
            <text:p><text:s/>Checksum ErrorParity Error</text:p>
          </table:table-cell>
          <table:table-cell table:number-columns-repeated="3"/>
        </table:table-row>
        <table:table-row table:style-name="ro1">
          <table:table-cell office:value-type="float" office:value="-0.31312" calcext:value-type="float">
            <text:p>-0.31312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F 06 B2 23 17 46 40 0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261312" calcext:value-type="float">
            <text:p>-0.261312</text:p>
          </table:table-cell>
          <table:table-cell office:value-type="string" calcext:value-type="string">
            <text:p><text:s/>3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1 06 F2 02 04 0C 00 00 </text:p>
          </table:table-cell>
          <table:table-cell office:value-type="string" calcext:value-type="string">
            <text:p><text:s/>F3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209472" calcext:value-type="float">
            <text:p>-0.20947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-0.1576" calcext:value-type="float">
            <text:p>-0.1576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F 06 B2 00 17 46 00 1F </text:p>
          </table:table-cell>
          <table:table-cell office:value-type="string" calcext:value-type="string">
            <text:p><text:s/>4B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105792" calcext:value-type="float">
            <text:p>-0.105792</text:p>
          </table:table-cell>
          <table:table-cell office:value-type="string" calcext:value-type="string">
            <text:p><text:s/>3D 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-0.051872" calcext:value-type="float">
            <text:p>-0.05187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6 AB AA FA 00 B1 E0 0F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32" calcext:value-type="float">
            <text:p>-3.2E-0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1 1B AF 28 00 01 F0 0F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51776" calcext:value-type="float">
            <text:p>0.05177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 90 18 FF FF FF FF FF </text:p>
          </table:table-cell>
          <table:table-cell office:value-type="string" calcext:value-type="string">
            <text:p><text:s/>ED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03616" calcext:value-type="float">
            <text:p>0.103616</text:p>
          </table:table-cell>
          <table:table-cell office:value-type="string" calcext:value-type="string">
            <text:p><text:s/>Wakeup</text:p>
          </table:table-cell>
          <table:table-cell office:value-type="string" calcext:value-type="string">
            <text:p><text:s/>Checksum ErrorParity Error</text:p>
          </table:table-cell>
          <table:table-cell table:number-columns-repeated="3"/>
        </table:table-row>
        <table:table-row table:style-name="ro1">
          <table:table-cell office:value-type="float" office:value="0.123552" calcext:value-type="float">
            <text:p>0.123552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1 06 B8 40 03 01 00 FF </text:p>
          </table:table-cell>
          <table:table-cell office:value-type="string" calcext:value-type="string">
            <text:p><text:s/>FB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75392" calcext:value-type="float">
            <text:p>0.175392</text:p>
          </table:table-cell>
          <table:table-cell office:value-type="string" calcext:value-type="string">
            <text:p><text:s/>3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1 06 F8 01 02 00 FF 05 </text:p>
          </table:table-cell>
          <table:table-cell office:value-type="string" calcext:value-type="string">
            <text:p><text:s/>F7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227232" calcext:value-type="float">
            <text:p>0.22723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0.279072" calcext:value-type="float">
            <text:p>0.279072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F 06 B2 00 17 46 00 1F </text:p>
          </table:table-cell>
          <table:table-cell office:value-type="string" calcext:value-type="string">
            <text:p><text:s/>4B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330912" calcext:value-type="float">
            <text:p>0.330912</text:p>
          </table:table-cell>
          <table:table-cell office:value-type="string" calcext:value-type="string">
            <text:p><text:s/>3D 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0.384704" calcext:value-type="float">
            <text:p>0.3847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6 AB AA FA 00 B1 E0 0F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436544" calcext:value-type="float">
            <text:p>0.43654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1 1B AF 28 00 01 F0 0F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488384" calcext:value-type="float">
            <text:p>0.48838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 90 18 FF FF FF FF FF </text:p>
          </table:table-cell>
          <table:table-cell office:value-type="string" calcext:value-type="string">
            <text:p><text:s/>ED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540224" calcext:value-type="float">
            <text:p>0.540224</text:p>
          </table:table-cell>
          <table:table-cell office:value-type="string" calcext:value-type="string">
            <text:p><text:s/>Wakeup</text:p>
          </table:table-cell>
          <table:table-cell office:value-type="string" calcext:value-type="string">
            <text:p><text:s/>Checksum ErrorParity Error</text:p>
          </table:table-cell>
          <table:table-cell table:number-columns-repeated="3"/>
        </table:table-row>
        <table:table-row table:style-name="ro1">
          <table:table-cell office:value-type="float" office:value="0.560128" calcext:value-type="float">
            <text:p>0.560128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F 06 B2 00 17 46 40 03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611968" calcext:value-type="float">
            <text:p>0.611968</text:p>
          </table:table-cell>
          <table:table-cell office:value-type="string" calcext:value-type="string">
            <text:p><text:s/>3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1 06 F2 17 46 40 03 02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663808" calcext:value-type="float">
            <text:p>0.66380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0.71568" calcext:value-type="float">
            <text:p>0.71568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F 06 B2 00 17 46 00 1F </text:p>
          </table:table-cell>
          <table:table-cell office:value-type="string" calcext:value-type="string">
            <text:p><text:s/>4B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76752" calcext:value-type="float">
            <text:p>0.76752</text:p>
          </table:table-cell>
          <table:table-cell office:value-type="string" calcext:value-type="string">
            <text:p><text:s/>3D 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0.821472" calcext:value-type="float">
            <text:p>0.82147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6 AB AA FA 00 B1 E0 0F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873312" calcext:value-type="float">
            <text:p>0.87331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1 1B AF 28 00 01 F0 0F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25152" calcext:value-type="float">
            <text:p>0.92515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 90 18 FF FF FF FF FF </text:p>
          </table:table-cell>
          <table:table-cell office:value-type="string" calcext:value-type="string">
            <text:p><text:s/>ED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76992" calcext:value-type="float">
            <text:p>0.976992</text:p>
          </table:table-cell>
          <table:table-cell office:value-type="string" calcext:value-type="string">
            <text:p><text:s/>Wakeup</text:p>
          </table:table-cell>
          <table:table-cell office:value-type="string" calcext:value-type="string">
            <text:p><text:s/>Checksum ErrorParity Error</text:p>
          </table:table-cell>
          <table:table-cell table:number-columns-repeated="3"/>
        </table:table-row>
        <table:table-row table:style-name="ro1">
          <table:table-cell office:value-type="float" office:value="0.996896" calcext:value-type="float">
            <text:p>0.996896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F 06 B2 23 17 46 40 0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48736" calcext:value-type="float">
            <text:p>1.048736</text:p>
          </table:table-cell>
          <table:table-cell office:value-type="string" calcext:value-type="string">
            <text:p><text:s/>3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1 06 F2 02 04 0C 00 00 </text:p>
          </table:table-cell>
          <table:table-cell office:value-type="string" calcext:value-type="string">
            <text:p><text:s/>F3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100576" calcext:value-type="float">
            <text:p>1.10057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1.152416" calcext:value-type="float">
            <text:p>1.152416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F 06 B2 00 17 46 00 1F </text:p>
          </table:table-cell>
          <table:table-cell office:value-type="string" calcext:value-type="string">
            <text:p><text:s/>4B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204288" calcext:value-type="float">
            <text:p>1.204288</text:p>
          </table:table-cell>
          <table:table-cell office:value-type="string" calcext:value-type="string">
            <text:p><text:s/>3D 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1.258304" calcext:value-type="float">
            <text:p>1.2583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6 AB AA FA 00 B1 E0 0F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309824" calcext:value-type="float">
            <text:p>1.30982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1 1B AF 28 00 01 F0 0F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36176" calcext:value-type="float">
            <text:p>1.3617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 90 18 FF FF FF FF FF </text:p>
          </table:table-cell>
          <table:table-cell office:value-type="string" calcext:value-type="string">
            <text:p><text:s/>ED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413504" calcext:value-type="float">
            <text:p>1.413504</text:p>
          </table:table-cell>
          <table:table-cell office:value-type="string" calcext:value-type="string">
            <text:p><text:s/>Wakeup</text:p>
          </table:table-cell>
          <table:table-cell office:value-type="string" calcext:value-type="string">
            <text:p><text:s/>Checksum ErrorParity Error</text:p>
          </table:table-cell>
          <table:table-cell table:number-columns-repeated="3"/>
        </table:table-row>
        <table:table-row table:style-name="ro1">
          <table:table-cell office:value-type="float" office:value="1.433536" calcext:value-type="float">
            <text:p>1.433536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1 06 B8 40 03 01 00 FF </text:p>
          </table:table-cell>
          <table:table-cell office:value-type="string" calcext:value-type="string">
            <text:p><text:s/>FB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485376" calcext:value-type="float">
            <text:p>1.485376</text:p>
          </table:table-cell>
          <table:table-cell office:value-type="string" calcext:value-type="string">
            <text:p><text:s/>3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1 06 F8 01 02 00 FF 05 </text:p>
          </table:table-cell>
          <table:table-cell office:value-type="string" calcext:value-type="string">
            <text:p><text:s/>F7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37184" calcext:value-type="float">
            <text:p>1.53718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1.589024" calcext:value-type="float">
            <text:p>1.589024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F 06 B2 00 17 46 00 1F </text:p>
          </table:table-cell>
          <table:table-cell office:value-type="string" calcext:value-type="string">
            <text:p><text:s/>4B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40864" calcext:value-type="float">
            <text:p>1.640864</text:p>
          </table:table-cell>
          <table:table-cell office:value-type="string" calcext:value-type="string">
            <text:p><text:s/>3D 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1.694688" calcext:value-type="float">
            <text:p>1.69468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6 AB AA FA 00 B1 E0 0F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46528" calcext:value-type="float">
            <text:p>1.74652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1 1B AF 28 00 01 F0 0F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98368" calcext:value-type="float">
            <text:p>1.79836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 90 18 FF FF FF FF FF </text:p>
          </table:table-cell>
          <table:table-cell office:value-type="string" calcext:value-type="string">
            <text:p><text:s/>ED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850208" calcext:value-type="float">
            <text:p>1.850208</text:p>
          </table:table-cell>
          <table:table-cell office:value-type="string" calcext:value-type="string">
            <text:p><text:s/>Wakeup</text:p>
          </table:table-cell>
          <table:table-cell office:value-type="string" calcext:value-type="string">
            <text:p><text:s/>Checksum ErrorParity Error</text:p>
          </table:table-cell>
          <table:table-cell table:number-columns-repeated="3"/>
        </table:table-row>
        <table:table-row table:style-name="ro1">
          <table:table-cell office:value-type="float" office:value="1.870112" calcext:value-type="float">
            <text:p>1.870112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F 06 B2 00 17 46 40 03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921984" calcext:value-type="float">
            <text:p>1.921984</text:p>
          </table:table-cell>
          <table:table-cell office:value-type="string" calcext:value-type="string">
            <text:p><text:s/>3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1 06 F2 17 46 40 03 02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973824" calcext:value-type="float">
            <text:p>1.97382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1" meta:cell-count="473" meta:object-count="0"/>
    <meta:generator>LibreOffice/6.4.1.2$Linux_X86_64 LibreOffice_project/e1ad903d8acbc5f5b474f1d8ec3defef24b8c46b</meta:generator>
  </office:meta>
</office:document-meta>
</file>